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2000008710000087160239F33976A5311.eps" manifest:media-type="image/x-eps"/>
  <manifest:file-entry manifest:full-path="Pictures/1000020100000BB800000BB82658132226E2D4E0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143cm, 8.611cm, 8.611cm, 6.144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46cm, 9.129cm, 10.615cm, 8.94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5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 fo:font-size="18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style:font-name="Liberation Serif" fo:font-size="15pt" style:font-size-asian="15pt" style:font-size-complex="15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paragraph-properties fo:text-align="center"/>
      <style:text-properties style:font-name="Liberation Serif" fo:font-size="22pt" style:font-size-asian="22pt" style:font-size-complex="22pt"/>
    </style:style>
    <style:style style:name="P9" style:family="paragraph">
      <loext:graphic-properties draw:fill-color="#ffffff"/>
    </style:style>
    <style:style style:name="T1" style:family="text">
      <style:text-properties style:font-name="Liberation Serif" fo:font-size="22pt" style:font-size-asian="22pt" style:font-size-complex="22pt"/>
    </style:style>
    <style:style style:name="T2" style:family="text">
      <style:text-properties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699cm" svg:height="12.699cm" draw:transform="rotate (-0.685041731407775) translate (4.504cm -1.526cm)">
          <draw:image xlink:href="Pictures/1000020100000BB800000BB82658132226E2D4E0.png" xlink:type="simple" xlink:show="embed" xlink:actuate="onLoad">
            <text:p/>
          </draw:image>
        </draw:frame>
        <draw:frame draw:style-name="gr2" draw:text-style-name="P2" draw:layer="layout" svg:width="13.012cm" svg:height="13.012cm" svg:x="15.154cm" svg:y="1.27cm">
          <draw:image xlink:href="Pictures/20000002000008710000087160239F33976A5311.eps" xlink:type="simple" xlink:show="embed" xlink:actuate="onLoad">
            <text:p/>
          </draw:image>
        </draw:frame>
        <draw:frame draw:style-name="gr3" draw:text-style-name="P1" draw:layer="layout" svg:width="1.924cm" svg:height="2.598cm" svg:x="6.951cm" svg:y="9.72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3" draw:layer="layout" svg:width="11.43cm" svg:height="1.11cm" svg:x="16.208cm" svg:y="14.272cm">
          <draw:text-box>
            <text:p text:style-name="P1"><text:span text:style-name="T1">Greedy routing using assigned IDs</text:span></text:p>
          </draw:text-box>
        </draw:frame>
        <draw:line draw:style-name="gr5" draw:text-style-name="P2" draw:layer="layout" svg:x1="11.267cm" svg:y1="8.698cm" svg:x2="15.138cm" svg:y2="8.685cm">
          <text:p/>
        </draw:line>
        <draw:frame draw:style-name="gr6" draw:text-style-name="P4" draw:layer="layout" svg:width="7.226cm" svg:height="2.36cm" svg:x="9.486cm" svg:y="9.776cm">
          <draw:text-box>
            <text:p text:style-name="P1"><text:span text:style-name="T2">Generate an embedding into the ID space</text:span></text:p>
          </draw:text-box>
        </draw:frame>
        <draw:g>
          <svg:title>TexMaths</svg:title>
          <svg:desc>22§display§G = (V,E)§svg§600§FALSE§</svg:desc>
          <draw:polygon draw:style-name="gr7" draw:text-style-name="P5" draw:layer="layout" svg:width="3.684cm" svg:height="0.771cm" svg:x="5.671cm" svg:y="14.508cm" svg:viewBox="0 0 3685 772" draw:points="1841,772 0,772 0,0 3685,0 3685,772">
            <text:p/>
          </draw:polygon>
          <draw:path draw:style-name="gr8" draw:text-style-name="P6" draw:layer="layout" svg:width="0.551cm" svg:height="0.564cm" svg:x="5.711cm" svg:y="14.541cm" svg:viewBox="0 0 552 565" svg:d="M552 9c0-5-2-9-9-9-2 0-4 0-13 9l-53 59c-8-11-44-68-129-68-174 0-348 172-348 352 0 123 86 213 211 213 35 0 71-9 97-20 40-15 55-30 68-46 7 18 27 46 35 46 5 0 5-2 5-2 2-2 11-31 13-48l15-60c5-13 7-26 11-39 9-35 9-35 53-38 5 0 13 0 13-15 0-4-4-9-11-9-17 0-63 2-81 2-24 0-84-2-108-2-6 0-17 0-17 16 0 8 6 8 24 8 0 0 22 0 42 3 19 2 24 4 24 15 0 7-9 42-18 70-22 86-123 95-149 95-75 0-157-46-157-165 0-22 9-152 91-253 41-53 116-99 193-99 79 0 126 60 126 150 0 30-3 33-3 39 0 9 9 9 11 9 11 0 11-2 14-15z">
            <text:p/>
          </draw:path>
          <draw:path draw:style-name="gr8" draw:text-style-name="P6" draw:layer="layout" svg:width="0.516cm" svg:height="0.182cm" svg:x="6.536cm" svg:y="14.8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text-style-name="P6" draw:layer="layout" svg:width="0.182cm" svg:height="0.773cm" svg:x="7.383cm" svg:y="14.50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8" draw:text-style-name="P6" draw:layer="layout" svg:width="0.553cm" svg:height="0.547cm" svg:x="7.649cm" svg:y="14.559cm" svg:viewBox="0 0 554 548" svg:d="M444 88c38-59 71-62 99-64 9 0 11-13 11-15 0-7-4-9-11-9-19 0-41 2-63 2-27 0-53-2-77-2-5 0-16 0-16 15 0 9 9 9 13 9 22 2 36 9 36 27 0 11-11 28-11 28l-238 378-53-409c0-13 18-24 53-24 11 0 20 0 20-15 0-7-7-9-11-9-31 0-64 2-97 2-13 0-29 0-42 0-15 0-28-2-42-2-6 0-15 0-15 15 0 9 7 9 20 9 44 0 44 7 46 27l62 479c2 15 4 18 15 18 13 0 15-5 22-16z">
            <text:p/>
          </draw:path>
          <draw:path draw:style-name="gr8" draw:text-style-name="P6" draw:layer="layout" svg:width="0.091cm" svg:height="0.232cm" svg:x="8.164cm" svg:y="15.00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8" draw:text-style-name="P6" draw:layer="layout" svg:width="0.563cm" svg:height="0.527cm" svg:x="8.469cm" svg:y="14.561cm" svg:viewBox="0 0 564 528" svg:d="M519 347c2-4 5-8 5-11 0-2 0-8-9-8-7 0-9 4-11 8-51 115-79 168-211 168h-115c-9 0-11 0-15 0-9-3-11-3-11-9 0-2 0-5 4-18l53-211h77c66 0 66 15 66 35 0 5 0 16-7 38 0 4-2 6-2 8 0 5 5 9 11 9 7 0 9-4 11-15l44-183c0-4-2-8-9-8-6 0-8 6-11 15-15 59-30 77-101 77h-72l46-187c6-29 6-31 42-31h110c94 0 116 22 116 86 0 20 0 20-2 42 0 4 0 9 0 13s2 9 9 9c9 0 9-5 11-18l15-134c2-22-2-22-22-22h-391c-16 0-22 0-22 15 0 9 6 9 19 9 29 0 51 0 51 13 0 5 0 5-2 20l-104 409c-8 31-8 38-70 38-13 0-22 0-22 15 0 9 7 9 22 9h403c17 0 17 0 24-13z">
            <text:p/>
          </draw:path>
          <draw:path draw:style-name="gr8" draw:text-style-name="P6" draw:layer="layout" svg:width="0.182cm" svg:height="0.773cm" svg:x="9.096cm" svg:y="14.50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\phi : V \to  [0, 1)§svg§600§FALSE§</svg:desc>
          <draw:polygon draw:style-name="gr7" draw:text-style-name="P5" draw:layer="layout" svg:width="4.551cm" svg:height="0.771cm" svg:x="10.906cm" svg:y="7.273cm" svg:viewBox="0 0 4552 772" draw:points="2277,772 0,772 0,0 4552,0 4552,772">
            <text:p/>
          </draw:polygon>
          <draw:path draw:style-name="gr8" draw:text-style-name="P6" draw:layer="layout" svg:width="0.406cm" svg:height="0.696cm" svg:x="10.943cm" svg:y="7.315cm" svg:viewBox="0 0 407 697" svg:d="M301 18l3-9c0-2 0-9-9-9s-9 2-11 15l-46 179c-124 4-238 107-238 213 0 75 55 134 150 141-7 24-11 48-18 72-11 37-18 66-18 68 0 9 5 9 9 9 5 0 7 0 9-2 0-2 7-22 9-33l28-114c126-5 238-108 238-214 0-61-42-132-150-140zM154 530c-48-2-103-29-103-106 0-94 66-202 182-213zM253 211c59 4 103 40 103 108 0 92-66 202-182 211z">
            <text:p/>
          </draw:path>
          <draw:path draw:style-name="gr8" draw:text-style-name="P6" draw:layer="layout" svg:width="0.083cm" svg:height="0.333cm" svg:x="11.645cm" svg:y="7.517cm" svg:viewBox="0 0 84 334" svg:d="M84 42c0-24-18-42-42-42-22 0-42 18-42 42 0 22 20 42 42 42 24 0 42-20 42-42zM84 295c0-25-18-42-42-42-22 0-42 17-42 42 0 22 20 39 42 39 24 0 42-17 42-39z">
            <text:p/>
          </draw:path>
          <draw:path draw:style-name="gr8" draw:text-style-name="P6" draw:layer="layout" svg:width="0.553cm" svg:height="0.547cm" svg:x="12.052cm" svg:y="7.324cm" svg:viewBox="0 0 554 548" svg:d="M444 88c38-59 71-62 99-64 9 0 11-13 11-15 0-7-4-9-11-9-19 0-41 2-63 2-27 0-53-2-77-2-5 0-16 0-16 15 0 9 9 9 13 9 22 2 36 9 36 27 0 11-11 28-11 28l-238 378-53-409c0-13 18-24 53-24 11 0 20 0 20-15 0-7-7-9-11-9-31 0-64 2-97 2-13 0-29 0-42 0-15 0-28-2-42-2-6 0-15 0-15 15 0 9 7 9 20 9 44 0 44 7 46 27l62 479c2 15 4 18 15 18 13 0 15-5 22-16z">
            <text:p/>
          </draw:path>
          <draw:path draw:style-name="gr8" draw:text-style-name="P6" draw:layer="layout" svg:width="0.688cm" svg:height="0.404cm" svg:x="12.886cm" svg:y="7.456cm" svg:viewBox="0 0 689 405" svg:d="M605 218c-44 33-64 66-70 74-36 55-42 104-42 104 0 9 9 9 15 9 13 0 16 0 18-16 17-75 64-141 152-176 8-4 11-4 11-11 0-4-5-6-7-8-33-14-128-51-156-183-2-9-5-11-18-11-6 0-15 0-15 9 0 2 6 50 39 103 16 22 40 51 73 75h-576c-16 0-29 0-29 15 0 16 13 16 29 16z">
            <text:p/>
          </draw:path>
          <draw:polygon draw:style-name="gr8" draw:text-style-name="P6" draw:layer="layout" svg:width="0.107cm" svg:height="0.773cm" svg:x="13.92cm" svg:y="7.271cm" svg:viewBox="0 0 108 774" draw:points="108,774 108,743 31,743 31,31 108,31 108,0 0,0 0,774">
            <text:p/>
          </draw:polygon>
          <draw:path draw:style-name="gr8" draw:text-style-name="P6" draw:layer="layout" svg:width="0.327cm" svg:height="0.533cm" svg:x="14.074cm" svg:y="7.337cm" svg:viewBox="0 0 328 534" svg:d="M328 268c0-61-5-123-31-180-35-75-99-88-132-88-48 0-103 20-136 92-25 53-29 115-29 176 0 60 2 128 35 187 33 64 90 79 128 79 42 0 101-17 136-90 24-53 29-114 29-176zM163 517c-29 0-75-20-90-95-9-46-9-116-9-163 0-50 0-101 6-142 16-93 73-99 93-99 26 0 77 13 92 90 9 44 9 103 9 151 0 58 0 110-9 161-13 73-57 97-92 97z">
            <text:p/>
          </draw:path>
          <draw:path draw:style-name="gr8" draw:text-style-name="P6" draw:layer="layout" svg:width="0.091cm" svg:height="0.232cm" svg:x="14.494cm" svg:y="7.768cm" svg:viewBox="0 0 92 233" svg:d="M92 81c0-50-19-81-50-81-27 0-42 20-42 42 0 20 15 42 42 42 9 0 20-5 28-11 3-3 3-3 5-3v11c0 60-27 106-53 132-9 7-9 9-9 11 0 7 5 9 7 9 9 0 72-59 72-152z">
            <text:p/>
          </draw:path>
          <draw:path draw:style-name="gr8" draw:text-style-name="P6" draw:layer="layout" svg:width="0.256cm" svg:height="0.516cm" svg:x="14.84cm" svg:y="7.337cm" svg:viewBox="0 0 257 517" svg:d="M161 20c0-18 0-20-18-20-48 51-119 51-143 51v24c15 0 62 0 101-22v402c0 29-2 38-72 38h-25v24c29-2 95-2 128-2 31 0 99 0 125 2v-24h-24c-70 0-72-9-72-38z">
            <text:p/>
          </draw:path>
          <draw:path draw:style-name="gr8" draw:text-style-name="P6" draw:layer="layout" svg:width="0.182cm" svg:height="0.773cm" svg:x="15.201cm" svg:y="7.271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4" draw:text-style-name="P8" draw:layer="layout" svg:width="7.684cm" svg:height="1.11cm" svg:x="0.269cm" svg:y="14.282cm">
          <draw:text-box>
            <text:p text:style-name="P7"><text:span text:style-name="T1">Network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kira </meta:initial-creator>
    <meta:creation-date>2016-11-17T03:33:26.570421440</meta:creation-date>
    <dc:date>2017-02-20T22:30:51.570487937</dc:date>
    <meta:editing-duration>PT5H18M48S</meta:editing-duration>
    <meta:editing-cycles>18</meta:editing-cycles>
    <meta:generator>LibreOffice/5.1.4.2$Linux_X86_64 LibreOffice_project/10m0$Build-2</meta:generator>
    <dc:creator>akira </dc:creator>
    <meta:document-statistic meta:object-count="5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